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814">
            <text:p>814</text:p>
          </table:table-cell>
          <table:table-cell table:style-name="ce4" office:value-type="float" office:value="815">
            <text:p>815</text:p>
          </table:table-cell>
          <table:table-cell table:style-name="ce6" office:value-type="float" office:value="817">
            <text:p>817</text:p>
          </table:table-cell>
          <table:table-cell office:value-type="float" office:value="823">
            <text:p>823</text:p>
          </table:table-cell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610">
            <text:p>610</text:p>
          </table:table-cell>
          <table:table-cell office:value-type="float" office:value="558">
            <text:p>558</text:p>
          </table:table-cell>
          <table:table-cell office:value-type="float" office:value="572">
            <text:p>572</text:p>
          </table:table-cell>
          <table:table-cell office:value-type="float" office:value="574">
            <text:p>574</text:p>
          </table:table-cell>
          <table:table-cell office:value-type="float" office:value="571">
            <text:p>571</text:p>
          </table:table-cell>
          <table:table-cell office:value-type="float" office:value="548">
            <text:p>548</text:p>
          </table:table-cell>
          <table:table-cell table:style-name="ce7" office:value-type="float" office:value="550">
            <text:p>550</text:p>
          </table:table-cell>
          <table:table-cell/>
        </table:table-row>
        <table:table-row table:style-name="ro1">
          <table:table-cell table:style-name="ce3" office:value-type="string">
            <text:p>OSX</text:p>
          </table:table-cell>
          <table:table-cell table:style-name="ce5" office:value-type="float" office:value="668">
            <text:p>668</text:p>
          </table:table-cell>
          <table:table-cell table:style-name="ce5" office:value-type="float" office:value="669">
            <text:p>669</text:p>
          </table:table-cell>
          <table:table-cell table:style-name="ce5" office:value-type="float" office:value="618">
            <text:p>618</text:p>
          </table:table-cell>
          <table:table-cell table:style-name="ce5" office:value-type="float" office:value="619">
            <text:p>619</text:p>
          </table:table-cell>
          <table:table-cell table:style-name="ce5" office:value-type="float" office:value="612">
            <text:p>612</text:p>
          </table:table-cell>
          <table:table-cell table:style-name="ce5" office:value-type="float" office:value="624">
            <text:p>624</text:p>
          </table:table-cell>
          <table:table-cell table:style-name="ce8" office:value-type="float" office:value="620">
            <text:p>620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  <table:table-cell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55">
            <text:p>55</text:p>
          </table:table-cell>
          <table:table-cell table:style-name="ce7" office:value-type="float" office:value="54">
            <text:p>54</text:p>
          </table:table-cell>
          <table:table-cell/>
        </table:table-row>
        <table:table-row table:style-name="ro1">
          <table:table-cell table:style-name="ce3" office:value-type="string">
            <text:p>OSX</text:p>
          </table:table-cell>
          <table:table-cell table:number-columns-repeated="2" table:style-name="ce5" office:value-type="float" office:value="71">
            <text:p>71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61">
            <text:p>61</text:p>
          </table:table-cell>
          <table:table-cell table:style-name="ce8" office:value-type="float" office:value="62">
            <text:p>6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style-name="ce1" office:value-type="string">
            <text:p>Load-librar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  <table:table-cell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table:number-columns-repeated="2" office:value-type="float" office:value="98">
            <text:p>98</text:p>
          </table:table-cell>
          <table:table-cell office:value-type="float" office:value="93">
            <text:p>93</text:p>
          </table:table-cell>
          <table:table-cell table:style-name="ce7" office:value-type="float" office:value="93">
            <text:p>93</text:p>
          </table:table-cell>
          <table:table-cell/>
        </table:table-row>
        <table:table-row table:style-name="ro1">
          <table:table-cell table:style-name="ce3" office:value-type="string">
            <text:p>OSX</text:p>
          </table:table-cell>
          <table:table-cell table:number-columns-repeated="2" table:style-name="ce5" office:value-type="float" office:value="117">
            <text:p>117</text:p>
          </table:table-cell>
          <table:table-cell table:style-name="ce5" office:value-type="float" office:value="115">
            <text:p>115</text:p>
          </table:table-cell>
          <table:table-cell table:number-columns-repeated="2" table:style-name="ce5" office:value-type="float" office:value="114">
            <text:p>114</text:p>
          </table:table-cell>
          <table:table-cell table:style-name="ce5" office:value-type="float" office:value="104">
            <text:p>104</text:p>
          </table:table-cell>
          <table:table-cell table:style-name="ce8" office:value-type="float" office:value="105">
            <text:p>10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>
            <draw:frame table:end-cell-address="Sheet1.C26" table:end-x="2.151cm" table:end-y="0.353cm" draw:z-index="0" draw:style-name="gr1" svg:width="7.319cm" svg:height="6.917cm" svg:x="0.001cm" svg:y="0.072cm">
              <draw:object draw:notify-on-update-of-ranges="Sheet1.B1:Sheet1.K1 Sheet1.A2:Sheet1.A2 Sheet1.B2:Sheet1.K2 Sheet1.A3:Sheet1.A3 Sheet1.B3:Sheet1.K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>
            <draw:frame table:end-cell-address="Sheet1.F27" table:end-x="2.038cm" table:end-y="0.01cm" draw:z-index="1" draw:style-name="gr1" svg:width="6.662cm" svg:height="6.909cm" svg:x="2.151cm" svg:y="0.151cm">
              <draw:object draw:notify-on-update-of-ranges="Sheet1.B4:Sheet1.O4 Sheet1.A5:Sheet1.A5 Sheet1.B5:Sheet1.O5 Sheet1.A6:Sheet1.A6 Sheet1.B6:Sheet1.O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Sheet1.I26" table:end-x="1.935cm" table:end-y="0.376cm" draw:z-index="2" draw:style-name="gr1" svg:width="6.665cm" svg:height="6.917cm" svg:x="2.044cm" svg:y="0.095cm">
              <draw:object draw:notify-on-update-of-ranges="Sheet1.B7:Sheet1.N7 Sheet1.A8:Sheet1.A8 Sheet1.B8:Sheet1.N8 Sheet1.A9:Sheet1.A9 Sheet1.B9:Sheet1.N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6">
          <table:table-cell table:number-columns-repeated="9"/>
        </table:table-row>
        <table:table-row table:style-name="ro1">
          <table:table-cell office:value-type="string">
            <text:p>rev742 peephole</text:p>
          </table:table-cell>
          <table:table-cell office:value-type="string">
            <text:p>rev780 pass2/$local-assign</text:p>
          </table:table-cell>
          <table:table-cell/>
          <table:table-cell office:value-type="string">
            <text:p>rev813 pass2/define</text:p>
          </table:table-cell>
          <table:table-cell office:value-type="string">
            <text:p>rev815 erase library</text:p>
          </table:table-cell>
          <table:table-cell office:value-type="string">
            <text:p>rev817 omit then jump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Hiragino Mincho ProN W3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5">2008/12/15</text:date>, <text:time>14:1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  <meta:creation-date>2008-12-04T17:14:01</meta:creation-date>
    <dc:date>2008-12-15T14:19:20</dc:date>
    <meta:editing-cycles>17</meta:editing-cycles>
    <meta:editing-duration>PT05H13M33S</meta:editing-duration>
    <meta:document-statistic meta:table-count="3" meta:cell-count="75" meta:object-count="3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81212615967pt" style:font-size-asian="12.9981212615967pt" style:font-size-complex="12.9981212615967pt"/>
    </style:style>
    <style:style style:name="ch3" style:family="chart">
      <style:graphic-properties draw:stroke="none" svg:stroke-color="#b3b3b3" draw:fill="none" draw:fill-color="#e6e6e6"/>
      <style:text-properties fo:font-size="7.99884366989136pt" style:font-size-asian="7.99884366989136pt" style:font-size-complex="7.99884366989136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9869918823242pt" style:font-size-asian="8.99869918823242pt" style:font-size-complex="8.99869918823242pt"/>
    </style:style>
    <style:style style:name="ch7" style:family="chart" style:data-style-name="N0">
      <style:chart-properties chart:display-label="true" chart:logarithmic="false" chart:minimum="400" chart:reverse-direction="false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9869918823242pt" style:font-size-asian="8.99869918823242pt" style:font-size-complex="8.9986991882324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32cm" svg:height="6.918cm" chart:class="chart:line" chart:style-name="ch1">
        <chart:title svg:x="3.26cm" svg:y="0.147cm" chart:style-name="ch2">
          <text:p>clos</text:p>
        </chart:title>
        <chart:legend chart:legend-position="end" svg:x="5.64cm" svg:y="2.989cm" chart:style-name="ch3"/>
        <chart:plot-area chart:style-name="ch4" table:cell-range-address="Sheet1.B1:Sheet1.K3 Sheet1.A2:Sheet1.K3 Sheet1.A1:Sheet1.A1" chart:data-source-has-labels="both" svg:x="0.09cm" svg:y="0.775cm" svg:width="5.404cm" svg:height="5.928cm">
          <chart:axis chart:dimension="x" chart:name="primary-x" chart:style-name="ch5">
            <chart:title svg:x="2.536cm" svg:y="6.279cm" chart:style-name="ch6">
              <text:p>revision</text:p>
            </chart:title>
            <chart:categories table:cell-range-address="Sheet1.B1:Sheet1.K1"/>
          </chart:axis>
          <chart:axis chart:dimension="y" chart:name="primary-y" chart:style-name="ch7">
            <chart:title svg:x="0.146cm" svg:y="3.84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K2" chart:label-cell-address="Sheet1.A2:Sheet1.A2" chart:class="chart:line">
            <chart:data-point chart:repeated="10"/>
          </chart:series>
          <chart:series chart:style-name="ch11" chart:values-cell-range-address="Sheet1.B3:Sheet1.K3" chart:label-cell-address="Sheet1.A3:Sheet1.A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K1"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7</text:p>
              </table:table-cell>
              <table:table-cell office:value-type="string">
                <text:p>82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A2:Sheet1.A2">Ubuntu</text:p>
              </table:table-cell>
              <table:table-cell office:value-type="float" office:value="610">
                <text:p text:id="Sheet1.B2:Sheet1.K2">610</text:p>
              </table:table-cell>
              <table:table-cell office:value-type="float" office:value="558">
                <text:p>558</text:p>
              </table:table-cell>
              <table:table-cell office:value-type="float" office:value="572">
                <text:p>572</text:p>
              </table:table-cell>
              <table:table-cell office:value-type="float" office:value="574">
                <text:p>574</text:p>
              </table:table-cell>
              <table:table-cell office:value-type="float" office:value="571">
                <text:p>571</text:p>
              </table:table-cell>
              <table:table-cell office:value-type="float" office:value="548">
                <text:p>548</text:p>
              </table:table-cell>
              <table:table-cell office:value-type="float" office:value="550">
                <text:p>5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3:Sheet1.A3">OSX</text:p>
              </table:table-cell>
              <table:table-cell office:value-type="float" office:value="668">
                <text:p text:id="Sheet1.B3:Sheet1.K3">668</text:p>
              </table:table-cell>
              <table:table-cell office:value-type="float" office:value="669">
                <text:p>669</text:p>
              </table:table-cell>
              <table:table-cell office:value-type="float" office:value="618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612">
                <text:p>612</text:p>
              </table:table-cell>
              <table:table-cell office:value-type="float" office:value="624">
                <text:p>624</text:p>
              </table:table-cell>
              <table:table-cell office:value-type="float" office:value="620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634157180786pt" style:font-size-asian="12.8634157180786pt" style:font-size-complex="12.8634157180786pt"/>
    </style:style>
    <style:style style:name="ch3" style:family="chart">
      <style:graphic-properties draw:stroke="none" svg:stroke-color="#b3b3b3" draw:fill="none" draw:fill-color="#e6e6e6"/>
      <style:text-properties fo:font-size="7.91594791412354pt" style:font-size-asian="7.91594791412354pt" style:font-size-complex="7.91594791412354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05442237854pt" style:font-size-asian="8.905442237854pt" style:font-size-complex="8.905442237854pt"/>
    </style:style>
    <style:style style:name="ch7" style:family="chart" style:data-style-name="N0">
      <style:chart-properties chart:display-label="true" chart:logarithmic="false" chart:minimum="50" chart:reverse-direction="false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05442237854pt" style:font-size-asian="8.905442237854pt" style:font-size-complex="8.90544223785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3cm" svg:height="6.911cm" chart:class="chart:line" chart:style-name="ch1">
        <chart:title svg:x="2.927cm" svg:y="0.148cm" chart:style-name="ch2">
          <text:p>empty</text:p>
        </chart:title>
        <chart:legend chart:legend-position="end" svg:x="5.009cm" svg:y="2.96cm" chart:style-name="ch3"/>
        <chart:plot-area chart:style-name="ch4" table:cell-range-address="Sheet1.B4:Sheet1.O6 Sheet1.A5:Sheet1.O6 Sheet1.A4:Sheet1.A4" chart:data-source-has-labels="both" svg:x="0.065cm" svg:y="0.801cm" svg:width="4.813cm" svg:height="5.907cm">
          <chart:axis chart:dimension="x" chart:name="primary-x" chart:style-name="ch5">
            <chart:title svg:x="2.218cm" svg:y="6.253cm" chart:style-name="ch6">
              <text:p>revision</text:p>
            </chart:title>
            <chart:categories table:cell-range-address="Sheet1.B4:Sheet1.O4"/>
          </chart:axis>
          <chart:axis chart:dimension="y" chart:name="primary-y" chart:style-name="ch7">
            <chart:title svg:x="0.133cm" svg:y="3.859cm" chart:style-name="ch8">
              <text:p>msec</text:p>
            </chart:title>
            <chart:grid chart:style-name="ch9" chart:class="major"/>
          </chart:axis>
          <chart:series chart:style-name="ch10" chart:values-cell-range-address="Sheet1.B5:Sheet1.O5" chart:label-cell-address="Sheet1.A5:Sheet1.A5" chart:class="chart:line">
            <chart:data-point chart:repeated="14"/>
          </chart:series>
          <chart:series chart:style-name="ch11" chart:values-cell-range-address="Sheet1.B6:Sheet1.O6" chart:label-cell-address="Sheet1.A6:Sheet1.A6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:Sheet1.O4"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A5:Sheet1.A5">Ubuntu</text:p>
              </table:table-cell>
              <table:table-cell office:value-type="float" office:value="67">
                <text:p text:id="Sheet1.B5:Sheet1.O5">67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6:Sheet1.A6">OSX</text:p>
              </table:table-cell>
              <table:table-cell office:value-type="float" office:value="71">
                <text:p text:id="Sheet1.B6:Sheet1.O6">71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63751983643pt" style:font-size-asian="12.8763751983643pt" style:font-size-complex="12.8763751983643pt"/>
    </style:style>
    <style:style style:name="ch3" style:family="chart">
      <style:graphic-properties draw:stroke="none" svg:stroke-color="#b3b3b3" draw:fill="none" draw:fill-color="#e6e6e6"/>
      <style:text-properties fo:font-size="7.92392253875732pt" style:font-size-asian="7.92392253875732pt" style:font-size-complex="7.9239225387573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441345214844pt" style:font-size-asian="8.91441345214844pt" style:font-size-complex="8.91441345214844pt"/>
    </style:style>
    <style:style style:name="ch7" style:family="chart" style:data-style-name="N0">
      <style:chart-properties chart:display-label="true" chart:logarithmic="false" chart:minimum="90" chart:reverse-direction="false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441345214844pt" style:font-size-asian="8.91441345214844pt" style:font-size-complex="8.9144134521484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6cm" svg:height="6.918cm" chart:class="chart:line" chart:style-name="ch1">
        <chart:title svg:x="2.939cm" svg:y="0.15cm" chart:style-name="ch2">
          <text:p>load</text:p>
        </chart:title>
        <chart:legend chart:legend-position="end" svg:x="5.012cm" svg:y="2.963cm" chart:style-name="ch3"/>
        <chart:plot-area chart:style-name="ch4" table:cell-range-address="Sheet1.B7:Sheet1.N9 Sheet1.A8:Sheet1.N9 Sheet1.A7:Sheet1.A7" chart:data-source-has-labels="both" svg:x="0.065cm" svg:y="0.801cm" svg:width="4.815cm" svg:height="5.913cm">
          <chart:axis chart:dimension="x" chart:name="primary-x" chart:style-name="ch5">
            <chart:title svg:x="2.219cm" svg:y="6.261cm" chart:style-name="ch6">
              <text:p>revision</text:p>
            </chart:title>
            <chart:categories table:cell-range-address="Sheet1.B7:Sheet1.N7"/>
          </chart:axis>
          <chart:axis chart:dimension="y" chart:name="primary-y" chart:style-name="ch7">
            <chart:title svg:x="0.134cm" svg:y="3.862cm" chart:style-name="ch8">
              <text:p>msec</text:p>
            </chart:title>
            <chart:grid chart:style-name="ch9" chart:class="major"/>
          </chart:axis>
          <chart:series chart:style-name="ch10" chart:values-cell-range-address="Sheet1.B8:Sheet1.N8" chart:label-cell-address="Sheet1.A8:Sheet1.A8" chart:class="chart:line">
            <chart:data-point chart:repeated="13"/>
          </chart:series>
          <chart:series chart:style-name="ch11" chart:values-cell-range-address="Sheet1.B9:Sheet1.N9" chart:label-cell-address="Sheet1.A9:Sheet1.A9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:Sheet1.N7"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A8:Sheet1.A8">Ubuntu</text:p>
              </table:table-cell>
              <table:table-cell office:value-type="float" office:value="109">
                <text:p text:id="Sheet1.B8:Sheet1.N8">109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9:Sheet1.A9">OSX</text:p>
              </table:table-cell>
              <table:table-cell office:value-type="float" office:value="117">
                <text:p text:id="Sheet1.B9:Sheet1.N9">117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styles/>
</office:document-styles>
</file>